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b05" officeooo:paragraph-rsid="00044b05"/>
    </style:style>
    <style:style style:name="P2" style:family="paragraph" style:parent-style-name="Standard">
      <style:text-properties officeooo:rsid="0004f87f" officeooo:paragraph-rsid="0004f87f"/>
    </style:style>
    <style:style style:name="P3" style:family="paragraph" style:parent-style-name="Standard">
      <style:text-properties officeooo:rsid="0004f87f" officeooo:paragraph-rsid="0006dff5"/>
    </style:style>
    <style:style style:name="P4" style:family="paragraph" style:parent-style-name="Standard">
      <style:text-properties officeooo:rsid="00068d8c" officeooo:paragraph-rsid="00068d8c"/>
    </style:style>
    <style:style style:name="P5" style:family="paragraph" style:parent-style-name="Standard">
      <style:text-properties officeooo:rsid="0006dff5" officeooo:paragraph-rsid="0006dff5"/>
    </style:style>
    <style:style style:name="T1" style:family="text">
      <style:text-properties officeooo:rsid="0004f87f"/>
    </style:style>
    <style:style style:name="T2" style:family="text">
      <style:text-properties officeooo:rsid="00068d8c"/>
    </style:style>
    <style:style style:name="T3" style:family="text">
      <style:text-properties officeooo:rsid="0006d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us</text:p>
      <text:p text:style-name="P5">I am building a website showcasing the first ever electric tiller to reduce carbon footprints and produce sustainability. Its a startup I want to add something on the about page. </text:p>
      <text:p text:style-name="P5">Here is some information about the founder.</text:p>
      <text:p text:style-name="P1"/>
      <text:p text:style-name="P1">Andrew Chileshe Bwalya</text:p>
      <text:p text:style-name="P1">Andrew is a seasoned Mechanical engineer <text:span text:style-name="T1">and </text:span>sustainability consultant, IC E<text:span text:style-name="T3">D</text:span>GE Expert <text:span text:style-name="T3">passion about advancing sustainbility enviroments in build enveriments.</text:span></text:p>
      <text:p text:style-name="P2">=Building Energy modeling and Data analysis on <text:span text:style-name="T2">d</text:span>esign B<text:span text:style-name="T2">u</text:span>ilder’</text:p>
      <text:p text:style-name="P2">= Perform thermal <text:span text:style-name="T3">comfort</text:span> analysis on all building spaces</text:p>
      <text:p text:style-name="P2"/>
      <text:p text:style-name="P2">Daylight modeling <text:span text:style-name="T3">|</text:span> Drawing </text:p>
      <text:p text:style-name="P2"/>
      <text:p text:style-name="P3"><text:span text:style-name="T3">Above tasks have been </text:span>For Solid Green <text:span text:style-name="T3">for 6 years, </text:span></text:p>
      <text:p text:style-name="P3"><text:span text:style-name="T3">about solid green</text:span></text:p>
      <text:p text:style-name="P5"/>
      <text:p text:style-name="P5">North tlantic Engineering Consultants = <text:s/>Mechanical Engineering Intern</text:p>
      <text:p text:style-name="P5">Roles: Air Condition and ventiallation and equipment selection, Drafting o AutoCad, Airconidtion equipment inspections</text:p>
      <text:p text:style-name="P3"><text:span text:style-name="T3"><text:s/>education university of south africa. Mechanical engineering Degree,</text:span></text:p>
      <text:p text:style-name="P5"/>
      <text:p text:style-name="P5">License and cerifications;</text:p>
      <text:p text:style-name="P5">Microsfot Cloud for Sustainbility: ESG and the Future of Business</text:p>
      <text:p text:style-name="P5">Sustainability Fundations: Core Concepts</text:p>
      <text:p text:style-name="P2"/>
      <text:p text:style-name="P2">Bu<text:span text:style-name="T3">i</text:span>lding modeling and Simulations Su<text:span text:style-name="T3">p</text:span>port and <text:span text:style-name="T2">sustainability</text:span> Support <text:span text:style-name="T3">|</text:span></text:p>
      <text:p text:style-name="P2"/>
      <text:p text:style-name="P5">Create a statement showcasing the amaizing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8:58:19.943000000</meta:creation-date>
    <dc:date>2024-04-21T19:27:34.854000000</dc:date>
    <meta:editing-duration>PT29M14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8" meta:word-count="159" meta:character-count="1125" meta:non-whitespace-character-count="979"/>
  </office:meta>
</office:document-meta>
</file>